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ccccc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1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1.96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999cm"/>
    </style:style>
    <style:style style:name="gr9" style:family="graphic" style:parent-style-name="standard">
      <style:graphic-properties svg:stroke-color="#808080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fill="solid" draw:fill-color="#ffffff" draw:textarea-horizontal-align="center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18pt"/>
    </style:style>
    <style:style style:name="P3" style:family="paragraph">
      <style:text-properties fo:color="#808080" fo:font-family="'Times New Roman'" style:font-family-generic="roman" style:font-pitch="variable" fo:font-size="18pt"/>
    </style:style>
    <style:style style:name="P4" style:family="paragraph">
      <style:text-properties fo:font-size="20pt"/>
    </style:style>
    <style:style style:name="T1" style:family="text">
      <style:text-properties fo:font-family="'Times New Roman'" style:font-family-generic="roman" style:font-pitch="variable" fo:font-size="18pt"/>
    </style:style>
    <style:style style:name="T2" style:family="text">
      <style:text-properties fo:color="#808080" fo:font-family="'Times New Roman'" style:font-family-generic="roman" style:font-pitch="variable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circle draw:style-name="gr1" draw:text-style-name="P1" draw:id="id9" draw:layer="layout" svg:width="1.895cm" svg:height="1.895cm" svg:x="0cm" svg:y="3.505cm">
          <text:p/>
        </draw:circle>
        <draw:circle draw:style-name="gr1" draw:text-style-name="P1" draw:id="id6" draw:layer="layout" svg:width="1.895cm" svg:height="1.895cm" svg:x="17.605cm" svg:y="1.005cm">
          <text:p/>
        </draw:circle>
        <draw:rect draw:style-name="gr2" draw:text-style-name="P1" draw:id="id2" draw:layer="layout" svg:width="1.5cm" svg:height="1.5cm" svg:x="8cm" svg:y="2.4cm">
          <text:p/>
        </draw:rect>
        <draw:rect draw:style-name="gr2" draw:text-style-name="P1" draw:id="id1" draw:layer="layout" svg:width="1.5cm" svg:height="1.5cm" svg:x="8cm" svg:y="5.4cm">
          <text:p/>
        </draw:rect>
        <draw:circle draw:style-name="gr1" draw:text-style-name="P1" draw:id="id8" draw:layer="layout" svg:width="1.895cm" svg:height="1.895cm" svg:x="20.605cm" svg:y="10.005cm">
          <text:p/>
        </draw:circle>
        <draw:connector draw:style-name="gr3" draw:text-style-name="P1" draw:layer="layout" draw:type="curve" draw:line-skew="0.481cm -1.499cm -0.774cm" svg:x1="8.75cm" svg:y1="6.9cm" svg:x2="8.75cm" svg:y2="2.4cm" draw:start-shape="id1" draw:start-glue-point="2" draw:end-shape="id2" draw:end-glue-point="0" svg:d="m8750 6900c0 1473-2750 982-2750-2396s2750-4016 2750-2104">
          <text:p/>
        </draw:connector>
        <draw:connector draw:style-name="gr3" draw:text-style-name="P1" draw:layer="layout" draw:type="curve" svg:x1="15.75cm" svg:y1="9.4cm" svg:x2="10.25cm" svg:y2="2.4cm" draw:start-shape="id3" draw:start-glue-point="0" draw:end-shape="id4" draw:end-glue-point="0" svg:d="m15750 9400c0-11251-5500-7751-5500-7000">
          <text:p/>
        </draw:connector>
        <draw:rect draw:style-name="gr2" draw:text-style-name="P1" draw:id="id4" draw:layer="layout" svg:width="1.5cm" svg:height="1.5cm" svg:x="9.5cm" svg:y="2.4cm">
          <text:p/>
        </draw:rect>
        <draw:rect draw:style-name="gr2" draw:text-style-name="P1" draw:id="id7" draw:layer="layout" svg:width="1.5cm" svg:height="1.5cm" svg:x="13.5cm" svg:y="9.4cm">
          <text:p/>
        </draw:rect>
        <draw:rect draw:style-name="gr2" draw:text-style-name="P1" draw:id="id5" draw:layer="layout" svg:width="1.5cm" svg:height="1.5cm" svg:x="9.5cm" svg:y="5.4cm">
          <text:p/>
        </draw:rect>
        <draw:rect draw:style-name="gr2" draw:text-style-name="P1" draw:id="id3" draw:layer="layout" svg:width="1.5cm" svg:height="1.5cm" svg:x="15cm" svg:y="9.4cm">
          <text:p/>
        </draw:rect>
        <draw:connector draw:style-name="gr3" draw:text-style-name="P1" draw:layer="layout" draw:type="line" svg:x1="8.75cm" svg:y1="3.9cm" svg:x2="8.75cm" svg:y2="5.4cm" draw:start-shape="id2" draw:start-glue-point="2" draw:end-shape="id1" draw:end-glue-point="0" svg:d="m8750 3900v1500">
          <text:p/>
        </draw:connector>
        <draw:connector draw:style-name="gr3" draw:text-style-name="P1" draw:layer="layout" draw:type="line" svg:x1="10.25cm" svg:y1="3.9cm" svg:x2="10.25cm" svg:y2="5.4cm" draw:start-shape="id4" draw:start-glue-point="2" draw:end-shape="id5" draw:end-glue-point="0" svg:d="m10250 3900v1500">
          <text:p/>
        </draw:connector>
        <draw:connector draw:style-name="gr3" draw:text-style-name="P1" draw:layer="layout" draw:type="curve" draw:line-skew="2.174cm" svg:x1="10.25cm" svg:y1="6.9cm" svg:x2="15.75cm" svg:y2="10.9cm" draw:start-shape="id5" draw:start-glue-point="2" draw:end-shape="id3" draw:end-glue-point="2" svg:d="m10250 6900c0 10012 5500 8012 5500 4000">
          <text:p/>
        </draw:connector>
        <draw:connector draw:style-name="gr3" draw:text-style-name="P1" draw:layer="layout" draw:type="line" svg:x1="17.605cm" svg:y1="1.952cm" svg:x2="11cm" svg:y2="3.15cm" draw:start-shape="id6" draw:start-glue-point="3" draw:end-shape="id4" draw:end-glue-point="1" svg:d="m17605 1952-6605 1198">
          <text:p/>
        </draw:connector>
        <draw:connector draw:style-name="gr3" draw:text-style-name="P1" draw:layer="layout" draw:type="curve" draw:line-skew="0.474cm -0.999cm -0.705cm" svg:x1="14.25cm" svg:y1="10.9cm" svg:x2="14.25cm" svg:y2="9.4cm" draw:start-shape="id7" draw:start-glue-point="2" draw:end-shape="id7" draw:end-glue-point="0" svg:d="m14250 10900c0 1462-2250 975-2250-865s2250-2444 2250-635">
          <text:p/>
        </draw:connector>
        <draw:connector draw:style-name="gr3" draw:text-style-name="P1" draw:layer="layout" draw:type="line" svg:x1="20.605cm" svg:y1="10.952cm" svg:x2="16.5cm" svg:y2="10.15cm" draw:start-shape="id8" draw:start-glue-point="3" draw:end-shape="id3" draw:end-glue-point="1" svg:d="m20605 10952-4105-802">
          <text:p/>
        </draw:connector>
        <draw:connector draw:style-name="gr3" draw:text-style-name="P1" draw:layer="layout" draw:type="line" svg:x1="1.895cm" svg:y1="4.452cm" svg:x2="8cm" svg:y2="3.15cm" draw:start-shape="id9" draw:start-glue-point="1" draw:end-shape="id2" draw:end-glue-point="3" svg:d="m1895 4452 6105-1302">
          <text:p/>
        </draw:connector>
        <draw:frame draw:style-name="gr4" draw:text-style-name="P2" draw:layer="layout" svg:width="3cm" svg:height="1cm" svg:x="3.1cm" svg:y="2.9cm">
          <draw:text-box>
            <text:p><text:span text:style-name="T1">outHead</text:span></text:p>
          </draw:text-box>
        </draw:frame>
        <draw:frame draw:style-name="gr5" draw:text-style-name="P2" draw:layer="layout" svg:width="2.551cm" svg:height="1.5cm" svg:x="6.318cm" svg:y="4cm">
          <draw:text-box>
            <text:p><text:span text:style-name="T1">outNext</text:span></text:p>
          </draw:text-box>
        </draw:frame>
        <draw:frame draw:style-name="gr6" draw:text-style-name="P2" draw:layer="layout" svg:width="2.551cm" svg:height="1cm" svg:x="4.5cm" svg:y="0.9cm">
          <draw:text-box>
            <text:p><text:span text:style-name="T1">outNext</text:span></text:p>
          </draw:text-box>
        </draw:frame>
        <draw:frame draw:style-name="gr7" draw:text-style-name="P2" draw:layer="layout" svg:width="2.339cm" svg:height="0.971cm" svg:x="14.7cm" svg:y="1.3cm">
          <draw:text-box>
            <text:p><text:span text:style-name="T1">inHead</text:span></text:p>
          </draw:text-box>
        </draw:frame>
        <draw:frame draw:style-name="gr8" draw:text-style-name="P2" draw:layer="layout" svg:width="2.999cm" svg:height="0.971cm" svg:x="17.701cm" svg:y="9.6cm">
          <draw:text-box>
            <text:p><text:span text:style-name="T1">outHead</text:span></text:p>
          </draw:text-box>
        </draw:frame>
        <draw:frame draw:style-name="gr6" draw:text-style-name="P2" draw:layer="layout" svg:width="2.551cm" svg:height="1cm" svg:x="11.818cm" svg:y="7.4cm">
          <draw:text-box>
            <text:p><text:span text:style-name="T1">outNext</text:span></text:p>
          </draw:text-box>
        </draw:frame>
        <draw:frame draw:style-name="gr6" draw:text-style-name="P2" draw:layer="layout" svg:width="2.233cm" svg:height="1cm" svg:x="12.267cm" svg:y="14.5cm">
          <draw:text-box>
            <text:p><text:span text:style-name="T1">inNext</text:span></text:p>
          </draw:text-box>
        </draw:frame>
        <draw:frame draw:style-name="gr6" draw:text-style-name="P2" draw:layer="layout" svg:width="2.233cm" svg:height="1cm" svg:x="11.507cm" svg:y="0cm">
          <draw:text-box>
            <text:p><text:span text:style-name="T1">inNext</text:span></text:p>
          </draw:text-box>
        </draw:frame>
        <draw:frame draw:style-name="gr6" draw:text-style-name="P2" draw:layer="layout" svg:width="2.233cm" svg:height="1cm" svg:x="10.107cm" svg:y="4cm">
          <draw:text-box>
            <text:p><text:span text:style-name="T1">inNext</text:span></text:p>
          </draw:text-box>
        </draw:frame>
        <draw:line draw:style-name="gr9" draw:text-style-name="P1" draw:layer="layout" svg:x1="8.8cm" svg:y1="6.4cm" svg:x2="1.7cm" svg:y2="4.9cm">
          <text:p/>
        </draw:line>
        <draw:line draw:style-name="gr9" draw:text-style-name="P1" draw:layer="layout" svg:x1="9.2cm" svg:y1="3.2cm" svg:x2="1.8cm" svg:y2="4.7cm">
          <text:p/>
        </draw:line>
        <draw:line draw:style-name="gr9" draw:text-style-name="P1" draw:layer="layout" svg:x1="9.8cm" svg:y1="3.8cm" svg:x2="17.8cm" svg:y2="2.3cm">
          <text:p/>
        </draw:line>
        <draw:line draw:style-name="gr9" draw:text-style-name="P1" draw:layer="layout" svg:x1="9.7cm" svg:y1="6.2cm" svg:x2="17.9cm" svg:y2="2.5cm">
          <text:p/>
        </draw:line>
        <draw:line draw:style-name="gr9" draw:text-style-name="P1" draw:layer="layout" svg:x1="15.7cm" svg:y1="10.3cm" svg:x2="20.7cm" svg:y2="11.3cm">
          <text:p/>
        </draw:line>
        <draw:rect draw:style-name="gr10" draw:text-style-name="P1" draw:layer="layout" svg:width="3cm" svg:height="1.5cm" svg:x="13.5cm" svg:y="9.4cm">
          <text:p/>
        </draw:rect>
        <draw:rect draw:style-name="gr10" draw:text-style-name="P1" draw:layer="layout" svg:width="3cm" svg:height="1.5cm" svg:x="8cm" svg:y="5.4cm">
          <text:p/>
        </draw:rect>
        <draw:rect draw:style-name="gr10" draw:text-style-name="P1" draw:layer="layout" svg:width="3cm" svg:height="1.5cm" svg:x="8cm" svg:y="2.4cm">
          <text:p/>
        </draw:rect>
        <draw:frame draw:style-name="gr4" draw:text-style-name="P3" draw:layer="layout" svg:width="2.6cm" svg:height="1cm" svg:x="3.2cm" svg:y="5.4cm">
          <draw:text-box>
            <text:p><text:span text:style-name="T2">source</text:span></text:p>
          </draw:text-box>
        </draw:frame>
        <draw:frame draw:style-name="gr4" draw:text-style-name="P3" draw:layer="layout" svg:width="2.5cm" svg:height="1cm" svg:x="17.3cm" svg:y="10.8cm">
          <draw:text-box>
            <text:p><text:span text:style-name="T2">source</text:span></text:p>
          </draw:text-box>
        </draw:frame>
        <draw:line draw:style-name="gr9" draw:text-style-name="P1" draw:layer="layout" svg:x1="16.5cm" svg:y1="9.9cm" svg:x2="17.9cm" svg:y2="2.5cm">
          <text:p/>
        </draw:line>
        <draw:frame draw:style-name="gr4" draw:text-style-name="P3" draw:layer="layout" svg:width="2cm" svg:height="1cm" svg:x="13.4cm" svg:y="4.3cm">
          <draw:text-box>
            <text:p><text:span text:style-name="T2">target</text:span></text:p>
          </draw:text-box>
        </draw:frame>
        <draw:frame draw:style-name="gr4" draw:text-style-name="P3" draw:layer="layout" svg:width="2.6cm" svg:height="1cm" svg:x="3.2cm" svg:y="4.2cm">
          <draw:text-box>
            <text:p><text:span text:style-name="T2">source</text:span></text:p>
          </draw:text-box>
        </draw:frame>
        <draw:frame draw:style-name="gr4" draw:text-style-name="P3" draw:layer="layout" svg:width="2cm" svg:height="1cm" svg:x="13cm" svg:y="3cm">
          <draw:text-box>
            <text:p><text:span text:style-name="T2">target</text:span></text:p>
          </draw:text-box>
        </draw:frame>
        <draw:frame draw:style-name="gr4" draw:text-style-name="P3" draw:layer="layout" svg:width="2cm" svg:height="1cm" svg:x="17.4cm" svg:y="4.3cm">
          <draw:text-box>
            <text:p><text:span text:style-name="T2">target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-background" style:family="presentation">
      <style:graphic-properties draw:stroke="none" draw:fill="bitmap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3cm" fo:page-height="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draw:background-size="border" draw:fill="bitmap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8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9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tunnel-title">
      <style:graphic-properties draw:fill-color="#ffffff" draw:auto-grow-height="false" fo:min-height="3.507cm"/>
    </style:style>
    <style:style style:name="Mpr17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18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19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21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22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4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25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keyboard-title">
      <style:graphic-properties draw:fill-color="#ffffff" draw:auto-grow-height="false" fo:min-height="3.507cm"/>
    </style:style>
    <style:style style:name="Mpr27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28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29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31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32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lyt-rededges-title">
      <style:graphic-properties draw:fill-color="#ffffff" draw:auto-grow-height="false" fo:min-height="3.507cm"/>
    </style:style>
    <style:style style:name="Mpr34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35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36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38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39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41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42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44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45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259cm" svg:x="1cm" svg:y="3.143cm" draw:page-number="1"/>
      <draw:page-thumbnail draw:layer="backgroundobjects" svg:width="8.999cm" svg:height="6.259cm" svg:x="1cm" svg:y="11.719cm"/>
      <draw:page-thumbnail draw:layer="backgroundobjects" svg:width="8.999cm" svg:height="6.259cm" svg:x="1cm" svg:y="20.295cm"/>
      <draw:page-thumbnail draw:layer="backgroundobjects" svg:width="8.999cm" svg:height="6.259cm" svg:x="11cm" svg:y="3.143cm"/>
      <draw:page-thumbnail draw:layer="backgroundobjects" svg:width="8.999cm" svg:height="6.259cm" svg:x="11cm" svg:y="11.719cm"/>
      <draw:page-thumbnail draw:layer="backgroundobjects" svg:width="8.999cm" svg:height="6.259cm" svg:x="11cm" svg:y="20.29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forest" style:page-layout-name="PM1" draw:style-name="Mdp2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4.086cm" svg:x="1.5cm" svg:y="4.914cm" presentation:class="outline" presentation:placeholder="true">
        <draw:text-box/>
      </draw:frame>
      <draw:frame presentation:style-name="Mpr4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forest-title" draw:layer="backgroundobjects" svg:width="14.848cm" svg:height="11.136cm" svg:x="3.075cm" svg:y="2.257cm" presentation:class="page"/>
        <draw:frame presentation:style-name="fores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2cm" svg:x="3cm" svg:y="6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wine-title" draw:layer="backgroundobjects" svg:width="14.848cm" svg:height="11.136cm" svg:x="3.075cm" svg:y="2.257cm" presentation:class="page"/>
        <draw:frame presentation:style-name="win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59cm" svg:x="1.4cm" svg:y="4.9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frepa" style:page-layout-name="PM1" draw:style-name="Mdp2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1.586cm" svg:x="3.5cm" svg:y="5.914cm" presentation:class="outline" presentation:placeholder="true">
        <draw:text-box/>
      </draw:frame>
      <draw:frame presentation:style-name="Mpr13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tunnel" style:page-layout-name="PM1" draw:style-name="Mdp3">
      <draw:frame presentation:style-name="Mpr16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0.5cm" svg:x="2cm" svg:y="5.5cm" presentation:class="outline" presentation:placeholder="true">
        <draw:text-box/>
      </draw:frame>
      <draw:frame presentation:style-name="Mpr17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17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water" style:page-layout-name="PM1" draw:style-name="Mdp2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5cm" svg:x="2.5cm" svg:y="5.5cm" presentation:class="outline" presentation:placeholder="true">
        <draw:text-box/>
      </draw:frame>
      <draw:frame presentation:style-name="Mpr2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ook" style:page-layout-name="PM1" draw:style-name="Mdp3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59cm" svg:x="1.4cm" svg:y="4.914cm" presentation:class="outline" presentation:placeholder="true">
        <draw:text-box/>
      </draw:frame>
      <draw:frame presentation:style-name="Mpr23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keyboard" style:page-layout-name="PM1" draw:style-name="Mdp2">
      <draw:frame presentation:style-name="Mpr26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2cm" svg:x="2.5cm" svg:y="6cm" presentation:class="outline" presentation:placeholder="true">
        <draw:text-box/>
      </draw:frame>
      <draw:frame presentation:style-name="Mpr2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glacier" style:page-layout-name="PM1" draw:style-name="Mdp2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1.773cm" svg:x="1.5cm" svg:y="7cm" presentation:class="outline" presentation:placeholder="true">
        <draw:text-box/>
      </draw:frame>
      <draw:frame presentation:style-name="Mpr30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30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30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glacier-title" draw:layer="backgroundobjects" svg:width="14.848cm" svg:height="11.136cm" svg:x="3.075cm" svg:y="2.257cm" presentation:class="page"/>
        <draw:frame presentation:style-name="glacier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rededges" style:page-layout-name="PM1" draw:style-name="Mdp2">
      <draw:frame presentation:style-name="Mpr33" draw:text-style-name="MP7" draw:layer="backgroundobjects" svg:width="17.099cm" svg:height="3.506cm" svg:x="10.1cm" svg:y="0.837cm" presentation:class="title">
        <draw:text-box>
          <text:p text:style-name="MP7">Click to edit the title text format</text:p>
        </draw:text-box>
      </draw:frame>
      <draw:frame presentation:style-name="lyt-rededges-outline1" draw:layer="backgroundobjects" svg:width="21.599cm" svg:height="10.586cm" svg:x="5.5cm" svg:y="4.914cm" presentation:class="outline" presentation:placeholder="true">
        <draw:text-box/>
      </draw:frame>
      <draw:frame presentation:style-name="Mpr34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34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organic" style:page-layout-name="PM1" draw:style-name="Mdp2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1.586cm" svg:x="2.5cm" svg:y="5.514cm" presentation:class="outline" presentation:placeholder="true">
        <draw:text-box/>
      </draw:frame>
      <draw:frame presentation:style-name="Mpr37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37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0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0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grey" style:page-layout-name="PM1" draw:style-name="Mdp3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4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9-23T16:56:01.12</meta:creation-date>
    <meta:editing-duration>PT30H31M16S</meta:editing-duration>
    <meta:editing-cycles>41</meta:editing-cycles>
    <dc:date>2011-01-30T11:19:47.26</dc:date>
    <meta:generator>OpenOffice.org/3.2$Win32 OpenOffice.org_project/320m18$Build-9502</meta:generator>
    <meta:document-statistic meta:object-count="219"/>
  </office:meta>
</office:document-meta>
</file>